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2a7f" officeooo:paragraph-rsid="001a2a7f"/>
    </style:style>
    <style:style style:name="P2" style:family="paragraph" style:parent-style-name="Standard">
      <style:text-properties officeooo:rsid="001a2a7f" officeooo:paragraph-rsid="001b9bb9"/>
    </style:style>
    <style:style style:name="P3" style:family="paragraph" style:parent-style-name="Standard">
      <style:text-properties officeooo:rsid="001a2a7f" officeooo:paragraph-rsid="001cf34d"/>
    </style:style>
    <style:style style:name="P4" style:family="paragraph" style:parent-style-name="Standard">
      <style:text-properties officeooo:rsid="001a2a7f" officeooo:paragraph-rsid="0020e138"/>
    </style:style>
    <style:style style:name="P5" style:family="paragraph" style:parent-style-name="Standard">
      <style:text-properties officeooo:rsid="001a2a7f" officeooo:paragraph-rsid="002160dc"/>
    </style:style>
    <style:style style:name="P6" style:family="paragraph" style:parent-style-name="Standard">
      <style:text-properties officeooo:rsid="001a2a7f" officeooo:paragraph-rsid="00222711"/>
    </style:style>
    <style:style style:name="P7" style:family="paragraph" style:parent-style-name="Standard">
      <style:text-properties officeooo:rsid="001a2a7f" officeooo:paragraph-rsid="0024063b"/>
    </style:style>
    <style:style style:name="P8" style:family="paragraph" style:parent-style-name="Standard">
      <style:text-properties officeooo:rsid="001b9bb9" officeooo:paragraph-rsid="001b9bb9"/>
    </style:style>
    <style:style style:name="P9" style:family="paragraph" style:parent-style-name="Standard">
      <style:text-properties fo:font-size="11pt" officeooo:rsid="001a2a7f" officeooo:paragraph-rsid="001b9bb9" style:font-size-asian="11pt" style:font-size-complex="11pt"/>
    </style:style>
    <style:style style:name="P10" style:family="paragraph" style:parent-style-name="Standard">
      <style:text-properties fo:font-size="11pt" officeooo:rsid="001a2a7f" officeooo:paragraph-rsid="001ebd88" style:font-size-asian="11pt" style:font-size-complex="11pt"/>
    </style:style>
    <style:style style:name="P11" style:family="paragraph" style:parent-style-name="Standard">
      <style:text-properties fo:font-size="11pt" officeooo:rsid="001a2a7f" officeooo:paragraph-rsid="0020e138" style:font-size-asian="11pt" style:font-size-complex="11pt"/>
    </style:style>
    <style:style style:name="P12" style:family="paragraph" style:parent-style-name="Standard">
      <style:text-properties fo:font-size="11pt" officeooo:rsid="001cf34d" officeooo:paragraph-rsid="001cf34d" style:font-size-asian="11pt" style:font-size-complex="11pt"/>
    </style:style>
    <style:style style:name="P13" style:family="paragraph" style:parent-style-name="Standard">
      <style:text-properties officeooo:rsid="002160dc" officeooo:paragraph-rsid="002160dc"/>
    </style:style>
    <style:style style:name="P14" style:family="paragraph" style:parent-style-name="Standard">
      <style:text-properties officeooo:rsid="00222711" officeooo:paragraph-rsid="00222711"/>
    </style:style>
    <style:style style:name="P15" style:family="paragraph" style:parent-style-name="Standard">
      <style:text-properties officeooo:rsid="0024063b" officeooo:paragraph-rsid="0024063b"/>
    </style:style>
    <style:style style:name="P16" style:family="paragraph" style:parent-style-name="Standard">
      <style:text-properties officeooo:rsid="00253f93" officeooo:paragraph-rsid="00253f93"/>
    </style:style>
    <style:style style:name="P17" style:family="paragraph" style:parent-style-name="Standard">
      <style:text-properties officeooo:rsid="00254a84" officeooo:paragraph-rsid="00254a84"/>
    </style:style>
    <style:style style:name="P18" style:family="paragraph" style:parent-style-name="Standard">
      <style:text-properties officeooo:rsid="0027bd00" officeooo:paragraph-rsid="0027bd00"/>
    </style:style>
    <style:style style:name="P19" style:family="paragraph" style:parent-style-name="Standard">
      <style:text-properties officeooo:rsid="00291689" officeooo:paragraph-rsid="00291689"/>
    </style:style>
    <style:style style:name="P20" style:family="paragraph" style:parent-style-name="Standard">
      <style:text-properties officeooo:rsid="002a48d5" officeooo:paragraph-rsid="002a48d5"/>
    </style:style>
    <style:style style:name="P21" style:family="paragraph" style:parent-style-name="Standard">
      <style:text-properties officeooo:rsid="002adc59" officeooo:paragraph-rsid="002adc59"/>
    </style:style>
    <style:style style:name="P22" style:family="paragraph" style:parent-style-name="Standard">
      <style:text-properties officeooo:rsid="0032d614" officeooo:paragraph-rsid="0032d614"/>
    </style:style>
    <style:style style:name="P23" style:family="paragraph" style:parent-style-name="Standard">
      <style:text-properties officeooo:rsid="00390caa" officeooo:paragraph-rsid="00390caa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officeooo:rsid="001a2a7f" officeooo:paragraph-rsid="001b9bb9" style:font-size-asian="11pt" style:font-size-complex="11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officeooo:rsid="001a2a7f" officeooo:paragraph-rsid="001ebd88" style:font-size-asian="11pt" style:font-size-complex="11pt"/>
    </style:style>
    <style:style style:name="P26" style:family="paragraph" style:parent-style-name="Standard">
      <style:text-properties fo:font-size="11pt" officeooo:rsid="001cf34d" officeooo:paragraph-rsid="001cf34d" style:font-size-asian="11pt" style:font-size-complex="11pt"/>
    </style:style>
    <style:style style:name="P27" style:family="paragraph" style:parent-style-name="Standard">
      <style:text-properties fo:font-size="11pt" officeooo:rsid="001cf34d" officeooo:paragraph-rsid="0039bbe9" style:font-size-asian="11pt" style:font-size-complex="11pt"/>
    </style:style>
    <style:style style:name="T1" style:family="text">
      <style:text-properties officeooo:rsid="001b9bb9"/>
    </style:style>
    <style:style style:name="T2" style:family="text">
      <style:text-properties officeooo:rsid="001cf34d"/>
    </style:style>
    <style:style style:name="T3" style:family="text">
      <style:text-properties officeooo:rsid="001e1f12"/>
    </style:style>
    <style:style style:name="T4" style:family="text">
      <style:text-properties officeooo:rsid="001ebd88"/>
    </style:style>
    <style:style style:name="T5" style:family="text">
      <style:text-properties officeooo:rsid="0020458b"/>
    </style:style>
    <style:style style:name="T6" style:family="text">
      <style:text-properties officeooo:rsid="0020e138"/>
    </style:style>
    <style:style style:name="T7" style:family="text">
      <style:text-properties officeooo:rsid="002160dc"/>
    </style:style>
    <style:style style:name="T8" style:family="text">
      <style:text-properties officeooo:rsid="00254a84"/>
    </style:style>
    <style:style style:name="T9" style:family="text">
      <style:text-properties officeooo:rsid="0027bd00"/>
    </style:style>
    <style:style style:name="T10" style:family="text">
      <style:text-properties officeooo:rsid="0031258f"/>
    </style:style>
    <style:style style:name="T11" style:family="text">
      <style:text-properties officeooo:rsid="0036092c"/>
    </style:style>
    <style:style style:name="T12" style:family="text">
      <style:text-properties officeooo:rsid="0039bbe9"/>
    </style:style>
    <style:style style:name="T13" style:family="text">
      <style:text-properties officeooo:rsid="003b7e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NAME: S SAMEEM</text:p>
      <text:p text:style-name="P23">ROLL NO: 57</text:p>
      <text:p text:style-name="P23">CLASS: S5R</text:p>
      <text:p text:style-name="P23">EXPERIMENT NO: <text:span text:style-name="T13">2</text:span></text:p>
      <text:p text:style-name="P23">DATE: <text:span text:style-name="T13">01</text:span>/12/2021</text:p>
      <text:p text:style-name="P1"/>
      <text:p text:style-name="P1">-----<text:span text:style-name="T1">CREATION OF TABLE-----</text:span></text:p>
      <text:p text:style-name="P1"/>
      <text:p text:style-name="P2">CREATE TABLE SUPPLIER(s_n<text:span text:style-name="T1">o v</text:span>archar(<text:span text:style-name="T12">5</text:span>) <text:span text:style-name="T1">not null primary key</text:span>,sname varchar(<text:span text:style-name="T12">16</text:span>) <text:span text:style-name="T1">not null</text:span>,age num<text:span text:style-name="T2">ber</text:span>(3) <text:span text:style-name="T1">not null</text:span>,city varchar(<text:span text:style-name="T12">7</text:span>) <text:span text:style-name="T1">not null</text:span>);</text:p>
      <text:p text:style-name="P1"/>
      <text:p text:style-name="P3">CREATE TABLE CUSTOMER(cust_no varchar(<text:span text:style-name="T12">7</text:span>) <text:span text:style-name="T1">not null</text:span>,name varchar(<text:span text:style-name="T12">17</text:span>) not null,age number(3) not null,city varchar(<text:span text:style-name="T12">7</text:span>) not null,pincode number(<text:span text:style-name="T12">7</text:span>) not null,state varchar(1<text:span text:style-name="T12">2</text:span>) not null, primary key(cust_no)<text:span text:style-name="T2">)</text:span>;</text:p>
      <text:p text:style-name="P1"/>
      <text:p text:style-name="P3">CREATE TABLE PRODUCT(product_no varchar(<text:span text:style-name="T12">7</text:span>) not null, description varchar(<text:span text:style-name="T12">18</text:span>) not null, company varchar(<text:span text:style-name="T12">6</text:span>) not null, price number(7) not null, primary key(product_no));</text:p>
      <text:p text:style-name="P1"/>
      <text:p text:style-name="P3">CREATE TABLE PURCHASE(order_no varchar(<text:span text:style-name="T12">7</text:span>) not null <text:span text:style-name="T12">primary key</text:span>, custno varchar(<text:span text:style-name="T12">7</text:span>) not null, prono varchar(<text:span text:style-name="T12">7</text:span>) not null, quantity number(2) not null, <text:span text:style-name="T3">orderdate date, </text:span>foreign key(custno) references CUSTOMER(cust_no) <text:span text:style-name="T12">ON DELETE CASCADE</text:span>, foreign key(<text:span text:style-name="T1">prodno</text:span>) references <text:span text:style-name="T1">PRODUCT</text:span>(<text:span text:style-name="T1">produc</text:span>t_no) <text:span text:style-name="T12">ON DELETE CASCADE);</text:span></text:p>
      <text:p text:style-name="P2"/>
      <text:p text:style-name="P2">-----<text:span text:style-name="T1">DESCRIPTION OF TABLE-----</text:span></text:p>
      <text:p text:style-name="P2"/>
      <text:p text:style-name="P2">SQL&gt; desc PURCHASE;</text:p>
      <text:p text:style-name="P2"><text:s/>Name<text:tab/><text:tab/><text:tab/><text:tab/><text:tab/> <text:s text:c="2"/>Null? <text:s text:c="11"/>Type</text:p>
      <text:p text:style-name="P2"><text:s/>----------------------------------------- -------- ----------------------------</text:p>
      <text:p text:style-name="P2"><text:s/>ORDER_NO<text:tab/><text:tab/><text:tab/><text:tab/> <text:s text:c="2"/>NOT NULL VARCHAR2(10)</text:p>
      <text:p text:style-name="P2"><text:s/>CUSTNO <text:tab/><text:tab/><text:tab/><text:tab/> <text:s text:c="2"/>NOT NULL VARCHAR2(10)</text:p>
      <text:p text:style-name="P2"><text:s/>PRODNO <text:tab/><text:tab/><text:tab/><text:tab/> <text:s text:c="2"/>NOT NULL VARCHAR2(10)</text:p>
      <text:p text:style-name="P2"><text:s/>QUANTITY<text:tab/><text:tab/><text:tab/><text:tab/> <text:s text:c="2"/>NOT NULL NUMBER(2)</text:p>
      <text:p text:style-name="P2"><text:s/>ORDERDATE<text:tab/><text:tab/><text:tab/><text:tab/><text:tab/> <text:s text:c="3"/>DATE</text:p>
      <text:p text:style-name="P2"/>
      <text:p text:style-name="P2">SQL&gt; desc PRODUCT;</text:p>
      <text:p text:style-name="P2"><text:s/>Name<text:tab/><text:tab/><text:tab/><text:tab/><text:tab/> <text:s text:c="2"/>Null? <text:s text:c="11"/>Type</text:p>
      <text:p text:style-name="P2"><text:s/>----------------------------------------- <text:tab/> <text:s text:c="2"/>-------- <text:tab/>----------------------------</text:p>
      <text:p text:style-name="P2"><text:s/>PRODUCT_NO<text:tab/><text:tab/><text:tab/> <text:s text:c="2"/>NOT NULL VARCHAR2(15)</text:p>
      <text:p text:style-name="P2"><text:s/>DESCRIPTION<text:tab/><text:tab/><text:tab/> <text:s text:c="2"/>NOT NULL VARCHAR2(20)</text:p>
      <text:p text:style-name="P2"><text:s/>COMPANY<text:tab/><text:tab/><text:tab/><text:tab/> <text:s text:c="2"/>NOT NULL VARCHAR2(15)</text:p>
      <text:p text:style-name="P2"><text:s/>PRICE<text:tab/><text:tab/><text:tab/><text:tab/> <text:s text:c="2"/>NOT NULL NUMBER(7)</text:p>
      <text:p text:style-name="P2"/>
      <text:p text:style-name="P2">SQL&gt; desc CUSTOMER;</text:p>
      <text:p text:style-name="P2"><text:s/>Name<text:tab/><text:tab/><text:tab/><text:tab/><text:tab/> <text:s text:c="2"/>Null? <text:s text:c="10"/>Type</text:p>
      <text:p text:style-name="P2"><text:s/>----------------------------------------- -------- ----------------------------</text:p>
      <text:p text:style-name="P2"><text:s/>CUST_NO<text:tab/><text:tab/><text:tab/><text:tab/> <text:s text:c="2"/>NOT NULL VARCHAR2(15)</text:p>
      <text:p text:style-name="P2"><text:s/>NAME<text:tab/><text:tab/><text:tab/><text:tab/> <text:s text:c="2"/>NOT NULL VARCHAR2(20)</text:p>
      <text:p text:style-name="P2"><text:s/>AGE<text:tab/><text:tab/><text:tab/><text:tab/><text:tab/> <text:s text:c="2"/>NOT NULL NUMBER(3)</text:p>
      <text:p text:style-name="P2"><text:s/>CITY<text:tab/><text:tab/><text:tab/><text:tab/><text:tab/> <text:s text:c="2"/>NOT NULL VARCHAR2(20)</text:p>
      <text:p text:style-name="P2"><text:s/>PINCODE<text:tab/><text:tab/><text:tab/><text:tab/> <text:s text:c="2"/>NOT NULL NUMBER(10)</text:p>
      <text:p text:style-name="P2"><text:s/>STATE<text:tab/><text:tab/><text:tab/><text:tab/> <text:s text:c="2"/>NOT NULL VARCHAR2(15)</text:p>
      <text:p text:style-name="P2"/>
      <text:p text:style-name="P2"><text:soft-page-break/>SQL&gt; desc SUPPLIER;</text:p>
      <text:p text:style-name="P2"><text:s/>Name<text:tab/><text:tab/><text:tab/><text:tab/><text:tab/> <text:s text:c="2"/>Null? <text:s text:c="10"/>Type</text:p>
      <text:p text:style-name="P2"><text:s/>----------------------------------------- -------- ----------------------------</text:p>
      <text:p text:style-name="P2"><text:s/>S_NO<text:tab/><text:tab/><text:tab/><text:tab/><text:tab/> <text:s text:c="2"/>NOT NULL VARCHAR2(10)</text:p>
      <text:p text:style-name="P2"><text:s/>SNAME<text:tab/><text:tab/><text:tab/><text:tab/> <text:s text:c="2"/>NOT NULL VARCHAR2(20)</text:p>
      <text:p text:style-name="P2"><text:s/>AGE<text:tab/><text:tab/><text:tab/><text:tab/><text:tab/> <text:s text:c="2"/>NOT NULL NUMBER(3)</text:p>
      <text:p text:style-name="P2"><text:s/>CITY<text:tab/><text:tab/><text:tab/><text:tab/><text:tab/> <text:s text:c="2"/>NOT NULL VARCHAR2(20)</text:p>
      <text:p text:style-name="P2"/>
      <text:p text:style-name="P2">-----<text:span text:style-name="T2">INSERTION OF VALUES INTO TABLES-----</text:span></text:p>
      <text:p text:style-name="P2"/>
      <text:p text:style-name="P9">INSERT INTO SUPPLIER VALUES('S001','Ivan Bayross',35,'Bombay');</text:p>
      <text:p text:style-name="P9">INSERT INTO SUPPLIER VALUES('S00<text:span text:style-name="T3">2</text:span>','<text:span text:style-name="T3">NirmalaAgarwal</text:span>',35,'<text:span text:style-name="T4">Madras</text:span>');</text:p>
      <text:p text:style-name="P9">INSERT INTO SUPPLIER VALUES('<text:span text:style-name="T3">C</text:span>00<text:span text:style-name="T3">3</text:span>','<text:span text:style-name="T4">Susmitha</text:span>',<text:span text:style-name="T4">5</text:span>5,'Bombay');</text:p>
      <text:p text:style-name="P9">INSERT INTO SUPPLIER VALUES('<text:span text:style-name="T3">C</text:span>00<text:span text:style-name="T3">4</text:span>','<text:span text:style-name="T4">BasuNavindgi</text:span>',<text:span text:style-name="T4">4</text:span>5,'Bombay');</text:p>
      <text:p text:style-name="P9">INSERT INTO SUPPLIER VALUES('<text:span text:style-name="T3">C</text:span>00<text:span text:style-name="T3">5</text:span>','<text:span text:style-name="T4">Ravi Sreedharan</text:span>',<text:span text:style-name="T4">2</text:span>5,'<text:span text:style-name="T4">Delhi</text:span>');</text:p>
      <text:p text:style-name="P9">INSERT INTO SUPPLIER VALUES('<text:span text:style-name="T3">C</text:span>00<text:span text:style-name="T3">6</text:span>','<text:span text:style-name="T4">Nanda Gopal</text:span>',<text:span text:style-name="T4">2</text:span>5,'<text:span text:style-name="T4">Madras</text:span>');</text:p>
      <text:p text:style-name="P2"/>
      <text:p text:style-name="P24">INSERT INTO CUSTOMER VALUES('C00001','Ivan Bayross',35,'Bombay',400054,'Maharashtra');</text:p>
      <text:p text:style-name="P25">INSERT INTO CUSTOMER VALUES('C0000<text:span text:style-name="T4">2</text:span>','<text:span text:style-name="T4">Vandana Saitwal</text:span>',35,'<text:span text:style-name="T4">Madras</text:span>',<text:span text:style-name="T4">780001</text:span>,'<text:span text:style-name="T4">Tamilnadu</text:span>');</text:p>
      <text:p text:style-name="P24">INSERT INTO CUSTOMER VALUES('C0000<text:span text:style-name="T4">3</text:span>','<text:span text:style-name="T4">Pramada Jaguste</text:span>',<text:span text:style-name="T4">5</text:span>5,'Bombay',40005<text:span text:style-name="T4">7</text:span>,'Maharashtra');</text:p>
      <text:p text:style-name="P24">INSERT INTO CUSTOMER VALUES('C0000<text:span text:style-name="T4">4</text:span>','<text:span text:style-name="T4">Basu Navindgi</text:span>',<text:span text:style-name="T4">4</text:span>5,'Bombay',40005<text:span text:style-name="T4">6</text:span>,'Maharashtra');</text:p>
      <text:p text:style-name="P9">INSERT INTO CUSTOMER VALUES('C0000<text:span text:style-name="T4">5</text:span>','<text:span text:style-name="T4">Ravi Sreedharan</text:span>',<text:span text:style-name="T4">2</text:span>5,'<text:span text:style-name="T4">Delhi</text:span>',<text:span text:style-name="T4">100</text:span>00<text:span text:style-name="T4">1</text:span>,'<text:span text:style-name="T4">Delhi</text:span>');</text:p>
      <text:p text:style-name="P10">INSERT INTO CUSTOMER VALUES('C0000<text:span text:style-name="T4">6</text:span>','<text:span text:style-name="T4">Rukmini</text:span>',<text:span text:style-name="T4">2</text:span>5,'<text:span text:style-name="T4">Madras</text:span>',<text:span text:style-name="T4">780001</text:span>,'<text:span text:style-name="T4">Tamilnadu</text:span>');</text:p>
      <text:p text:style-name="P9"/>
      <text:p text:style-name="P9">INSERT INTO PRODUCT VALUES('P00001','12 W Flood Light','Wipro',5000);</text:p>
      <text:p text:style-name="P9">INSERT INTO PRODUCT VALUES('P0000<text:span text:style-name="T6">2</text:span>','<text:span text:style-name="T6">Laptop Adapter</text:span>','<text:span text:style-name="T6">Dell</text:span>',<text:span text:style-name="T6">156</text:span>0);</text:p>
      <text:p text:style-name="P9">INSERT INTO PRODUCT VALUES('P0000<text:span text:style-name="T6">3</text:span>','<text:span text:style-name="T6">Tablet</text:span>','<text:span text:style-name="T6">HCL</text:span>',<text:span text:style-name="T6">11</text:span>000);</text:p>
      <text:p text:style-name="P9">INSERT INTO PRODUCT VALUES('P0000<text:span text:style-name="T6">4</text:span>','<text:span text:style-name="T6">Garnet 50W led</text:span>','Wipro',<text:span text:style-name="T6">999</text:span>);</text:p>
      <text:p text:style-name="P11">INSERT INTO PRODUCT VALUES('P0000<text:span text:style-name="T6">5</text:span>','<text:span text:style-name="T6">Laptop</text:span> <text:span text:style-name="T6">Charger</text:span>','<text:span text:style-name="T6">HCL</text:span>',<text:span text:style-name="T6">169</text:span>0);</text:p>
      <text:p text:style-name="P9"/>
      <text:p text:style-name="P12">INSERT INTO PURCHASE VALUES('O00001','C00002','P00003',2,'20-01-16');</text:p>
      <text:p text:style-name="P12">INSERT INTO PURCHASE VALUES('O0000<text:span text:style-name="T7">2</text:span>','C0000<text:span text:style-name="T7">3</text:span>','P0000<text:span text:style-name="T7">2</text:span>',<text:span text:style-name="T7">1</text:span>,'2<text:span text:style-name="T7">7</text:span>-01-16');</text:p>
      <text:p text:style-name="P27">INSERT INTO PURCHASE VALUES('O0000<text:span text:style-name="T12">3</text:span>','C0000<text:span text:style-name="T12">4</text:span>','P0000<text:span text:style-name="T12">2</text:span>',<text:span text:style-name="T12">3</text:span>,'2<text:span text:style-name="T12">8</text:span>-0<text:span text:style-name="T12">1</text:span>-16');</text:p>
      <text:p text:style-name="P12">INSERT INTO PURCHASE VALUES('O0000<text:span text:style-name="T12">4</text:span>','C0000<text:span text:style-name="T7">6</text:span>','P0000<text:span text:style-name="T7">1</text:span>',<text:span text:style-name="T7">3</text:span>,'20-0<text:span text:style-name="T7">2</text:span>-16');</text:p>
      <text:p text:style-name="P12">INSERT INTO PURCHASE VALUES('O0000<text:span text:style-name="T12">5</text:span>','C0000<text:span text:style-name="T7">3</text:span>','P0000<text:span text:style-name="T7">5</text:span>',<text:span text:style-name="T7">4</text:span>,'<text:span text:style-name="T7">07</text:span>-0<text:span text:style-name="T7">4</text:span>-16');</text:p>
      <text:p text:style-name="P12">INSERT INTO PURCHASE VALUES('O0000<text:span text:style-name="T12">6</text:span>','C0000<text:span text:style-name="T7">4</text:span>','P0000<text:span text:style-name="T7">2</text:span>',<text:span text:style-name="T7">2</text:span>,'2<text:span text:style-name="T7">2</text:span>-0<text:span text:style-name="T7">5</text:span>-16');</text:p>
      <text:p text:style-name="P12">INSERT INTO PURCHASE VALUES('O0000<text:span text:style-name="T12">7</text:span>','C0000<text:span text:style-name="T7">5</text:span>','P0000<text:span text:style-name="T7">4</text:span>',<text:span text:style-name="T7">1</text:span>,'2<text:span text:style-name="T7">6</text:span>-0<text:span text:style-name="T7">5</text:span>-16');</text:p>
      <text:p text:style-name="P2"/>
      <text:p text:style-name="P2">-----<text:span text:style-name="T2">DISPLAY OF TABLES-----</text:span></text:p>
      <text:p text:style-name="P2"/>
      <text:p text:style-name="P2">SQL&gt; SELECT * FROM PURCHASE;</text:p>
      <text:p text:style-name="P2"/>
      <text:p text:style-name="P2">ORDER_NO <text:s text:c="2"/>CUSTNO <text:s text:c="4"/>PRODNO<text:tab/> <text:s text:c="2"/>QUANTITY ORDERDAT<text:span text:style-name="T7">E</text:span></text:p>
      <text:p text:style-name="P2">---------- <text:s text:c="10"/>---------- <text:s text:c="7"/>---------- <text:s text:c="14"/>---------- <text:s text:c="8"/>--------</text:p>
      <text:p text:style-name="P2">O00001<text:tab/> <text:s text:c="2"/>C00002 <text:s text:c="4"/>P00003<text:tab/><text:tab/> <text:s text:c="7"/>2 <text:tab/><text:tab/>20-01-16</text:p>
      <text:p text:style-name="P2">O00002<text:tab/> <text:s text:c="2"/>C00003 <text:s text:c="4"/>P00002<text:tab/><text:tab/> <text:s text:c="7"/>1 <text:tab/><text:tab/>27-01-16</text:p>
      <text:p text:style-name="P2">O00003<text:tab/> <text:s text:c="2"/>C00006 <text:s text:c="4"/>P00001<text:tab/><text:tab/> <text:s text:c="7"/>3 <text:tab/><text:tab/>20-02-16</text:p>
      <text:p text:style-name="P2">O00004<text:tab/> <text:s text:c="2"/>C00003 <text:s text:c="4"/>P00005<text:tab/><text:tab/> <text:s text:c="7"/>4 <text:tab/><text:tab/>07-04-16</text:p>
      <text:p text:style-name="P2">O00005<text:tab/> <text:s text:c="2"/>C00004 <text:s text:c="4"/>P00002<text:tab/><text:tab/> <text:s text:c="7"/>2 <text:tab/><text:tab/>22-05-16</text:p>
      <text:p text:style-name="P2">O00006<text:tab/> <text:s text:c="2"/>C00005 <text:s text:c="4"/>P00004<text:tab/><text:tab/> <text:s text:c="7"/>1 <text:tab/><text:tab/>26-05-16</text:p>
      <text:p text:style-name="P2"/>
      <text:p text:style-name="P2">SQL&gt; SELECT * FROM PRODUCT;</text:p>
      <text:p text:style-name="P2"/>
      <text:p text:style-name="P2">PRODUCT_NO<text:tab/>DESCRIPTIO<text:span text:style-name="T6">N <text:s text:c="6"/></text:span>COMPANY <text:s text:c="7"/>PRICE</text:p>
      <text:p text:style-name="P2"><text:soft-page-break/>--------------- <text:s text:c="14"/>-------------------- <text:s text:c="6"/>--------------- <text:s text:c="6"/>----------</text:p>
      <text:p text:style-name="P2">P00001<text:tab/><text:tab/>12 W Flood Light <text:s text:c="4"/>Wipro<text:tab/><text:tab/> <text:s text:c="2"/>5000</text:p>
      <text:p text:style-name="P2">P00002<text:tab/><text:tab/>Laptop Adapter <text:s text:c="8"/>Dell<text:tab/><text:tab/> <text:s text:c="2"/>1560</text:p>
      <text:p text:style-name="P2">P00003<text:tab/><text:tab/>Tablet<text:tab/><text:tab/> <text:s text:c="9"/>HCL<text:tab/><text:tab/> <text:s/>11000</text:p>
      <text:p text:style-name="P2">P00004<text:tab/><text:tab/>Garnet 50W led <text:s text:c="7"/>Wipro<text:tab/><text:tab/> <text:s text:c="3"/>999</text:p>
      <text:p text:style-name="P2">P00005<text:tab/><text:tab/>Laptop Charger <text:s text:c="8"/>HCL<text:tab/><text:tab/> <text:s text:c="2"/>1690</text:p>
      <text:p text:style-name="P2"/>
      <text:p text:style-name="P2"/>
      <text:p text:style-name="P2">SQL&gt; SELECT * FROM CUSTOMER;</text:p>
      <text:p text:style-name="P2"/>
      <text:p text:style-name="P2">CUST_NO <text:tab/>NAME<text:tab/> <text:s text:c="16"/>AGE CITY<text:tab/> <text:s text:c="4"/>PINCODE <text:s text:c="2"/><text:span text:style-name="T5">STATE</text:span></text:p>
      <text:p text:style-name="P2">--------------- ------------------------------ ---------- ------------- ---------------</text:p>
      <text:p text:style-name="P2">C00001<text:tab/>Ivan Bayross<text:tab/> <text:s text:c="7"/>35 <text:s text:c="2"/>Bombay<text:tab/>400054 <text:s/>Maharashtra</text:p>
      <text:p text:style-name="P2">C00002<text:tab/>Vandana Saitwal <text:s text:c="4"/>35 <text:s text:c="2"/>Madras<text:tab/>780001 <text:s/>Tamilnadu</text:p>
      <text:p text:style-name="P2">C00003<text:tab/><text:span text:style-name="T5">P</text:span>ramada Jaguste <text:s text:c="4"/><text:span text:style-name="T5">5</text:span>5 <text:s text:c="2"/>Bombay<text:tab/>400057 <text:s/>Maharashtra</text:p>
      <text:p text:style-name="P4">C0000<text:span text:style-name="T6">4</text:span><text:tab/><text:span text:style-name="T6">Basu Navindgi <text:s text:c="7"/>4</text:span>5 <text:s text:c="2"/>Bombay<text:tab/>40005<text:span text:style-name="T6">6</text:span> <text:s/>Maharashtra</text:p>
      <text:p text:style-name="P4">C0000<text:span text:style-name="T6">5</text:span><text:tab/><text:span text:style-name="T6">Ravi Sreedharan</text:span> <text:s text:c="4"/><text:span text:style-name="T6">2</text:span>5 <text:s text:c="2"/><text:span text:style-name="T6">Delhi</text:span><text:tab/><text:span text:style-name="T6">10</text:span>0001 <text:s/><text:span text:style-name="T6">Delhi</text:span></text:p>
      <text:p text:style-name="P4">C0000<text:span text:style-name="T6">6</text:span><text:tab/><text:span text:style-name="T6">Rukmini</text:span> <text:s text:c="17"/><text:span text:style-name="T6">2</text:span>5 <text:s text:c="2"/><text:span text:style-name="T6">Madras</text:span><text:tab/><text:span text:style-name="T6">78</text:span>00<text:span text:style-name="T6">01</text:span> <text:s/><text:span text:style-name="T6">Tamilnadu</text:span></text:p>
      <text:p text:style-name="P2"/>
      <text:p text:style-name="P2">SQL&gt; SELECT * FROM SUPPLIER;</text:p>
      <text:p text:style-name="P2"/>
      <text:p text:style-name="P2">S_NO<text:tab/> <text:s text:c="2"/>SNAME<text:tab/><text:tab/> <text:s text:c="6"/>AGE CITY</text:p>
      <text:p text:style-name="P2">---------- -------------------- ---------- --------------------</text:p>
      <text:p text:style-name="P2">S001<text:tab/> <text:s text:c="2"/>Ivan Bayross <text:tab/><text:tab/>35 Bombay</text:p>
      <text:p text:style-name="P2">S002<text:tab/> <text:s text:c="2"/>Nirmala Agarwal<text:tab/><text:tab/>35 Madras</text:p>
      <text:p text:style-name="P2">C003<text:tab/> <text:s text:c="2"/>Susmitha<text:tab/><text:tab/><text:tab/>55 Bombay</text:p>
      <text:p text:style-name="P2">C004<text:tab/> <text:s text:c="2"/>Basu Navindgi<text:tab/><text:tab/>45 Bombay</text:p>
      <text:p text:style-name="P2">C005<text:tab/> <text:s text:c="2"/>Ravi Sreedharan<text:tab/><text:tab/>25 Delhi</text:p>
      <text:p text:style-name="P2">C006<text:tab/> <text:s text:c="2"/>Nanda Gopal<text:tab/><text:tab/>25 Madras</text:p>
      <text:p text:style-name="P2"/>
      <text:p text:style-name="P2">-----<text:span text:style-name="T2">QUERIES-----</text:span></text:p>
      <text:p text:style-name="P2"/>
      <text:p text:style-name="P8">1. List all customers in Madras.</text:p>
      <text:p text:style-name="P8"/>
      <text:p text:style-name="P8">SQL&gt; SELECT * FROM CUSTOMER WHERE CITY='Madras';</text:p>
      <text:p text:style-name="P8"/>
      <text:p text:style-name="P5">CUST_NO <text:tab/>NAME<text:tab/> <text:s text:c="16"/>AGE CITY<text:tab/> <text:s text:c="4"/>PINCODE <text:s text:c="2"/><text:span text:style-name="T5">STATE</text:span></text:p>
      <text:p text:style-name="P5">--------------- ------------------------------ ---------- ------------- ---------------</text:p>
      <text:p text:style-name="P6">C00002<text:tab/>Vandana Saitwal <text:s text:c="4"/>35 <text:s text:c="2"/>Madras<text:tab/>780001 <text:s/>Tamilnadu</text:p>
      <text:p text:style-name="P6">C0000<text:span text:style-name="T6">6</text:span><text:tab/><text:span text:style-name="T6">Rukmini</text:span> <text:s text:c="17"/><text:span text:style-name="T6">2</text:span>5 <text:s text:c="2"/><text:span text:style-name="T6">Madras</text:span><text:tab/><text:span text:style-name="T6">78</text:span>00<text:span text:style-name="T6">01</text:span> <text:s/><text:span text:style-name="T6">Tamilnadu</text:span></text:p>
      <text:p text:style-name="P5"/>
      <text:p text:style-name="P13">2. List all customer-numbers of all who purchase the product in the month of January.</text:p>
      <text:p text:style-name="P13"/>
      <text:p text:style-name="P13">SQL&gt; SELECT custno FROM PURCHASE WHERE orderdate&gt;='01-01-16' AND orderdate&lt;='31-01-2016';</text:p>
      <text:p text:style-name="P13"/>
      <text:p text:style-name="P13">CUSTNO</text:p>
      <text:p text:style-name="P13">----------</text:p>
      <text:p text:style-name="P13">C00002</text:p>
      <text:p text:style-name="P13">C00003</text:p>
      <text:p text:style-name="P13"/>
      <text:p text:style-name="P14">3. List all the name of company whose price is greater than 5000.</text:p>
      <text:p text:style-name="P14"><text:soft-page-break/></text:p>
      <text:p text:style-name="P14">SQL&gt; SELECT company FROM PRODUCT where price&gt;5000;</text:p>
      <text:p text:style-name="P14"/>
      <text:p text:style-name="P14">COMPANY</text:p>
      <text:p text:style-name="P14">---------------</text:p>
      <text:p text:style-name="P14">HCL</text:p>
      <text:p text:style-name="P14"/>
      <text:p text:style-name="P14">4. List all the customers whose name is not beginning with ‘r’?</text:p>
      <text:p text:style-name="P14">SQL&gt; SELECT name FROM CUSTOMER WHERE name NOT LIKE 'R%'; <text:s text:c="3"/></text:p>
      <text:p text:style-name="P14"/>
      <text:p text:style-name="P14">NAME</text:p>
      <text:p text:style-name="P14">--------------------</text:p>
      <text:p text:style-name="P14">Ivan Bayross</text:p>
      <text:p text:style-name="P14">Vandana Saitwal</text:p>
      <text:p text:style-name="P14">Pramada Jaguste</text:p>
      <text:p text:style-name="P14">Basu Navindgi</text:p>
      <text:p text:style-name="P14"/>
      <text:p text:style-name="P14">5. Add email field into the customer table.</text:p>
      <text:p text:style-name="P14"/>
      <text:p text:style-name="P14">SQL&gt; ALTER TABLE CUSTOMER ADD email varchar(10);</text:p>
      <text:p text:style-name="P14"/>
      <text:p text:style-name="P14">Table altered.</text:p>
      <text:p text:style-name="P14"/>
      <text:p text:style-name="P14">SQL&gt; desc CUSTOMER;</text:p>
      <text:p text:style-name="P14"><text:s/>Name<text:tab/><text:tab/><text:tab/><text:tab/><text:tab/> <text:s text:c="2"/>Null? <text:s text:c="11"/>Type</text:p>
      <text:p text:style-name="P14"><text:s/>----------------------------------------- -------- ----------------------------</text:p>
      <text:p text:style-name="P14"><text:s/>CUST_NO<text:tab/><text:tab/><text:tab/><text:tab/> <text:s text:c="2"/>NOT NULL VARCHAR2(15)</text:p>
      <text:p text:style-name="P14"><text:s/>NAME<text:tab/><text:tab/><text:tab/><text:tab/> <text:s text:c="2"/>NOT NULL VARCHAR2(20)</text:p>
      <text:p text:style-name="P14"><text:s/>AGE<text:tab/><text:tab/><text:tab/><text:tab/><text:tab/> <text:s text:c="2"/>NOT NULL NUMBER(3)</text:p>
      <text:p text:style-name="P14"><text:s/>CITY<text:tab/><text:tab/><text:tab/><text:tab/><text:tab/> <text:s text:c="2"/>NOT NULL VARCHAR2(20)</text:p>
      <text:p text:style-name="P14"><text:s/>PINCODE<text:tab/><text:tab/><text:tab/><text:tab/> <text:s text:c="2"/>NOT NULL NUMBER(10)</text:p>
      <text:p text:style-name="P14"><text:s/>STATE<text:tab/><text:tab/><text:tab/><text:tab/> <text:s text:c="2"/>NOT NULL VARCHAR2(15)</text:p>
      <text:p text:style-name="P14"><text:s/>EMAIL<text:tab/><text:tab/><text:tab/><text:tab/><text:tab/><text:tab/>VARCHAR2(10)</text:p>
      <text:p text:style-name="P14"/>
      <text:p text:style-name="P15">6. List all the customers whose age is greater than 40 in Maharashtra.</text:p>
      <text:p text:style-name="P15"/>
      <text:p text:style-name="P15">SQL&gt; SELECT * FROM CUSTOMER WHERE age&gt;40 AND state='Maharashtra';</text:p>
      <text:p text:style-name="P15"/>
      <text:p text:style-name="P7">CUST_NO <text:tab/>NAME<text:tab/> <text:s text:c="16"/>AGE CITY<text:tab/> <text:s text:c="4"/>PINCODE <text:s text:c="2"/><text:span text:style-name="T5">STATE</text:span></text:p>
      <text:p text:style-name="P7">--------------- ------------------------------ ---------- ------------- ---------------</text:p>
      <text:p text:style-name="P7">C00003<text:tab/><text:span text:style-name="T5">P</text:span>ramada Jaguste <text:s text:c="4"/><text:span text:style-name="T5">5</text:span>5 <text:s text:c="2"/>Bombay<text:tab/>400057 <text:s/>Maharashtra</text:p>
      <text:p text:style-name="P7">C0000<text:span text:style-name="T6">4</text:span><text:tab/><text:span text:style-name="T6">Basu Navindgi <text:s text:c="7"/>4</text:span>5 <text:s text:c="2"/>Bombay<text:tab/>40005<text:span text:style-name="T6">6</text:span> <text:s/>Maharashtra</text:p>
      <text:p text:style-name="P7"/>
      <text:p text:style-name="P15">7. Display the company’s name in the increasing order of price.</text:p>
      <text:p text:style-name="P15"/>
      <text:p text:style-name="P15">SQL&gt; SELECT company, price FROM PRODUCT ORDER BY price;</text:p>
      <text:p text:style-name="P15"/>
      <text:p text:style-name="P15">COMPANY <text:tab/> <text:s text:c="4"/>PRICE</text:p>
      <text:p text:style-name="P15">--------------- ----------</text:p>
      <text:p text:style-name="P15">Wipro<text:tab/><text:tab/> <text:s text:c="6"/>999</text:p>
      <text:p text:style-name="P15">Dell<text:tab/><text:tab/> <text:s text:c="5"/>1560</text:p>
      <text:p text:style-name="P15">HCL<text:tab/><text:tab/> <text:s text:c="5"/>1690</text:p>
      <text:p text:style-name="P15"><text:soft-page-break/>Wipro<text:tab/><text:tab/> <text:s text:c="5"/>5000</text:p>
      <text:p text:style-name="P15">HCL<text:tab/><text:tab/> <text:s text:c="4"/>11000</text:p>
      <text:p text:style-name="P15"/>
      <text:p text:style-name="P15">8. Calculate the average age of customers from table ‘Customer’.</text:p>
      <text:p text:style-name="P15"/>
      <text:p text:style-name="P15">SQL&gt; SELECT AVG(age) as avg_age FROM CUSTOMER;</text:p>
      <text:p text:style-name="P15"/>
      <text:p text:style-name="P15"/>
      <text:p text:style-name="P15">AVG_AGE</text:p>
      <text:p text:style-name="P15">----------</text:p>
      <text:p text:style-name="P15">36.6666667</text:p>
      <text:p text:style-name="P15"/>
      <text:p text:style-name="P15">9. List cities of customers from states Maharashtra &amp; Tamil Nadu.</text:p>
      <text:p text:style-name="P15"/>
      <text:p text:style-name="P15">SQL&gt; SELECT DISTINCT(city) FROM CUSTOMER WHERE state in ('Maharashtra','Tamilnadu');</text:p>
      <text:p text:style-name="P15"/>
      <text:p text:style-name="P15">CITY</text:p>
      <text:p text:style-name="P15">--------------------</text:p>
      <text:p text:style-name="P15">Bombay</text:p>
      <text:p text:style-name="P15">Madras</text:p>
      <text:p text:style-name="P15"/>
      <text:p text:style-name="P15">10. Find average price from table product.</text:p>
      <text:p text:style-name="P15"/>
      <text:p text:style-name="P15">SQL&gt; SELECT AVG(price) as avg_price FROM PRODUCT;</text:p>
      <text:p text:style-name="P15"/>
      <text:p text:style-name="P15">AVG_PRICE</text:p>
      <text:p text:style-name="P15">----------</text:p>
      <text:p text:style-name="P15"><text:s/>4049.8</text:p>
      <text:p text:style-name="P15"/>
      <text:p text:style-name="P15">11. List all customer nos in the increasing order of quantity from table purchase.</text:p>
      <text:p text:style-name="P15"/>
      <text:p text:style-name="P15">SQL&gt; SELECT custno,quantity FROM PURCHASE ORDER BY quantity;</text:p>
      <text:p text:style-name="P15"/>
      <text:p text:style-name="P15">CUSTNO<text:tab/> <text:s text:c="4"/>QUANTITY</text:p>
      <text:p text:style-name="P15">---------- <text:s text:c="15"/>----------</text:p>
      <text:p text:style-name="P15">C00003<text:tab/><text:tab/> <text:s text:c="3"/>1</text:p>
      <text:p text:style-name="P15">C00005<text:tab/><text:tab/> <text:s text:c="3"/>1</text:p>
      <text:p text:style-name="P15">C00002<text:tab/><text:tab/> <text:s text:c="3"/>2</text:p>
      <text:p text:style-name="P15">C00004<text:tab/><text:tab/> <text:s text:c="3"/>2</text:p>
      <text:p text:style-name="P15">C00006<text:tab/><text:tab/> <text:s text:c="3"/>3</text:p>
      <text:p text:style-name="P15">C00003<text:tab/><text:tab/> <text:s text:c="3"/>4</text:p>
      <text:p text:style-name="P15"/>
      <text:p text:style-name="P15">12. Update product number of customer number ‘C00003’ to ‘P00008’.</text:p>
      <text:p text:style-name="P15"/>
      <text:p text:style-name="P15">SQL&gt; INSERT INTO PRODUCT VALUES('P00008','DUMMY','DUMMY',9999);</text:p>
      <text:p text:style-name="P15"/>
      <text:p text:style-name="P15">1 row created.</text:p>
      <text:p text:style-name="P15"/>
      <text:p text:style-name="P15">SQL&gt; SELECT * FROM PRODUCT WHERE product_no='P00008';</text:p>
      <text:p text:style-name="P15"/>
      <text:p text:style-name="P15">PRODUCT_NO<text:tab/>DESCRIPTION<text:tab/> <text:s text:c="4"/>COMPA<text:span text:style-name="T8">NY <text:tab/> <text:s text:c="2"/></text:span>PRICE</text:p>
      <text:p text:style-name="P15"><text:soft-page-break/>--------------- <text:s text:c="14"/>-------------------- <text:s text:c="13"/>--------------- <text:s text:c="13"/>----------</text:p>
      <text:p text:style-name="P15">P00008<text:tab/><text:tab/>DUMMY<text:tab/><text:tab/> <text:s text:c="4"/>DUMMY<text:tab/><text:tab/> <text:s text:c="2"/>9999</text:p>
      <text:p text:style-name="P15"/>
      <text:p text:style-name="P15">SQL&gt; UPDATE PURCHASE SET prodno='P00008' WHERE custno='C00003';</text:p>
      <text:p text:style-name="P15"/>
      <text:p text:style-name="P15">2 rows updated.</text:p>
      <text:p text:style-name="P15"/>
      <text:p text:style-name="P15"/>
      <text:p text:style-name="P15">SQL&gt; SELECT * FROM PURCHASE;</text:p>
      <text:p text:style-name="P15"/>
      <text:p text:style-name="P15">ORDER_NO <text:s text:c="2"/>CUSTNO <text:s text:c="4"/>PRODNO<text:tab/> <text:s text:c="2"/>QUANTITY ORDERDAT</text:p>
      <text:p text:style-name="P15">---------- <text:s text:c="11"/>---------- <text:s text:c="5"/>---------- <text:s text:c="15"/>---------- <text:s text:c="8"/>--------</text:p>
      <text:p text:style-name="P15">O00001<text:tab/> <text:s text:c="2"/>C00002 <text:s text:c="4"/>P00003<text:tab/><text:tab/> <text:s text:c="7"/>2 <text:tab/><text:tab/>20-01-16</text:p>
      <text:p text:style-name="P15">O00002<text:tab/> <text:s text:c="2"/>C00003 <text:s text:c="4"/>P00008<text:tab/><text:tab/> <text:s text:c="7"/>1 <text:tab/><text:tab/>27-01-16</text:p>
      <text:p text:style-name="P15">O00003<text:tab/> <text:s text:c="2"/>C00006 <text:s text:c="4"/>P00001<text:tab/><text:tab/> <text:s text:c="7"/><text:span text:style-name="T8">3</text:span> <text:tab/><text:tab/>20-02-16</text:p>
      <text:p text:style-name="P15">O00004<text:tab/> <text:s text:c="2"/>C00003 <text:s text:c="4"/>P00008<text:tab/><text:tab/> <text:s text:c="7"/>4 <text:tab/><text:tab/>07-04-16</text:p>
      <text:p text:style-name="P15">O00005<text:tab/> <text:s text:c="2"/>C00004 <text:s text:c="4"/>P00002<text:tab/><text:tab/> <text:s text:c="7"/>2 <text:tab/><text:tab/>22-05-16</text:p>
      <text:p text:style-name="P15">O00006<text:tab/> <text:s text:c="2"/>C00005 <text:s text:c="4"/>P00004<text:tab/><text:tab/> <text:s text:c="7"/>1 <text:tab/><text:tab/>26-05-16</text:p>
      <text:p text:style-name="P15"/>
      <text:p text:style-name="P16">13. Find the number of customers from city ‘Delhi’.</text:p>
      <text:p text:style-name="P16"/>
      <text:p text:style-name="P16">SQL&gt; SELECT COUNT(*) AS DELHI_CUST FROM CUSTOMER WHERE city='Delhi';</text:p>
      <text:p text:style-name="P16"/>
      <text:p text:style-name="P16">DELHI_CUST</text:p>
      <text:p text:style-name="P16">----------</text:p>
      <text:p text:style-name="P16"><text:tab/> 1</text:p>
      <text:p text:style-name="P16"/>
      <text:p text:style-name="P16">14. <text:span text:style-name="T8">List customer number of all customers who have purchased more than 3 items.</text:span></text:p>
      <text:p text:style-name="P16"/>
      <text:p text:style-name="P16">SQL&gt; SELECT custno,quantity FROM PURCHASE where quantity&gt;3;</text:p>
      <text:p text:style-name="P16"/>
      <text:p text:style-name="P16">CUSTNO<text:tab/> <text:s text:c="4"/>QUANTITY</text:p>
      <text:p text:style-name="P16">---------- ----------</text:p>
      <text:p text:style-name="P16">C00003<text:tab/><text:tab/> <text:s text:c="3"/>4</text:p>
      <text:p text:style-name="P16"/>
      <text:p text:style-name="P17">1<text:span text:style-name="T9">6. Find min and max price from product table.</text:span></text:p>
      <text:p text:style-name="P17"/>
      <text:p text:style-name="P17">SQL&gt; SELECT MIN(price) AS min_price, MAX(price) AS max_price FROM PRODUCT;</text:p>
      <text:p text:style-name="P17"/>
      <text:p text:style-name="P17">MIN_PRICE <text:s/>MAX_PRICE</text:p>
      <text:p text:style-name="P17">---------- <text:tab/>----------</text:p>
      <text:p text:style-name="P17"><text:s text:c="7"/>999<text:tab/>11000</text:p>
      <text:p text:style-name="P17"/>
      <text:p text:style-name="P18">17. Find number of products by Wipro and HCL separately.</text:p>
      <text:p text:style-name="P18"/>
      <text:p text:style-name="P18">SQL&gt; SELECT company, COUNT(product_no) AS no_of_products FROM PRODUCT where company in ('HCL','Wipro') GROUP BY company;</text:p>
      <text:p text:style-name="P18"/>
      <text:p text:style-name="P18">COMPANY <text:tab/>NO_OF_PRODUCTS</text:p>
      <text:p text:style-name="P18">--------------- <text:tab/>--------------</text:p>
      <text:p text:style-name="P18">Wipro<text:tab/><text:tab/><text:tab/> <text:s text:c="4"/>2</text:p>
      <text:p text:style-name="P18">HCL<text:tab/><text:tab/><text:tab/> <text:s text:c="4"/>2</text:p>
      <text:p text:style-name="P18"><text:soft-page-break/></text:p>
      <text:p text:style-name="P18">18. List all customers in alphabetical order.</text:p>
      <text:p text:style-name="P18"/>
      <text:p text:style-name="P18">SQL&gt; SELECT name AS customer_name FROM CUSTOMER ORDER BY name ASC;</text:p>
      <text:p text:style-name="P18"/>
      <text:p text:style-name="P18">CUSTOMER_NAME</text:p>
      <text:p text:style-name="P18">--------------------</text:p>
      <text:p text:style-name="P18">Basu Navindgi</text:p>
      <text:p text:style-name="P18">Ivan Bayross</text:p>
      <text:p text:style-name="P18">Pramada Jaguste</text:p>
      <text:p text:style-name="P18">Ravi Sreedharan</text:p>
      <text:p text:style-name="P18">Rukmini</text:p>
      <text:p text:style-name="P18">Vandana Saitwal</text:p>
      <text:p text:style-name="P18"/>
      <text:p text:style-name="P18">19. Sort the content of purchase table in descending order of date.</text:p>
      <text:p text:style-name="P18"/>
      <text:p text:style-name="P18">SQL&gt; SELECT * FROM PURCHASE ORDER BY orderdate DESC;</text:p>
      <text:p text:style-name="P18"/>
      <text:p text:style-name="P18">ORDER_NO <text:s text:c="2"/>CUSTNO <text:s text:c="4"/>PRODNO <text:s text:c="7"/>QUANTITY <text:s text:c="3"/>ORDERDAT</text:p>
      <text:p text:style-name="P18">---------- <text:tab/> ---------- <text:s text:c="7"/>---------- <text:s text:c="10"/>---------- <text:s text:c="10"/>--------</text:p>
      <text:p text:style-name="P18">O00006<text:tab/> <text:s text:c="2"/>C00005 <text:s text:c="4"/>P00004<text:tab/><text:tab/> <text:s/>1 <text:tab/><text:tab/>26-05-16</text:p>
      <text:p text:style-name="P18">O00005<text:tab/> <text:s text:c="2"/>C00004 <text:s text:c="4"/>P00002<text:tab/><text:tab/> <text:s/>2 <text:tab/><text:tab/>22-05-16</text:p>
      <text:p text:style-name="P18">O00004<text:tab/> <text:s text:c="2"/>C00003 <text:s text:c="4"/>P00005<text:tab/><text:tab/> <text:s/>4 <text:tab/><text:tab/>07-04-16</text:p>
      <text:p text:style-name="P18">O00003<text:tab/> <text:s text:c="2"/>C00006 <text:s text:c="4"/>P00001<text:tab/><text:tab/> <text:s/>3 <text:tab/><text:tab/>20-02-16</text:p>
      <text:p text:style-name="P18">O00002<text:tab/> <text:s text:c="2"/>C00003 <text:s text:c="4"/>P00002<text:tab/><text:tab/> <text:s/>1 <text:tab/><text:tab/>27-01-16</text:p>
      <text:p text:style-name="P18">O00001<text:tab/> <text:s text:c="2"/>C00002 <text:s text:c="4"/>P00003<text:tab/><text:tab/> <text:s/>2 <text:tab/><text:tab/>20-01-16</text:p>
      <text:p text:style-name="P18"/>
      <text:p text:style-name="P19">20. Delete the product with product_no=P00003.</text:p>
      <text:p text:style-name="P19"/>
      <text:p text:style-name="P19">SQL&gt; DELETE FROM PURCHASE WHERE prodno='P00003';</text:p>
      <text:p text:style-name="P19"/>
      <text:p text:style-name="P19">1 row deleted.</text:p>
      <text:p text:style-name="P19"/>
      <text:p text:style-name="P19">SQL&gt; DELETE FROM PRODUCT WHERE product_no='P00003';</text:p>
      <text:p text:style-name="P19"/>
      <text:p text:style-name="P19">1 row deleted.</text:p>
      <text:p text:style-name="P19"/>
      <text:p text:style-name="P19">SQL&gt; SELECT * FROM PRODUCT;</text:p>
      <text:p text:style-name="P19"/>
      <text:p text:style-name="P19">PRODUCT_NO<text:tab/>DESCRIPTION<text:tab/>COMPANY<text:tab/><text:tab/>PRICE</text:p>
      <text:p text:style-name="P19">--------------- <text:tab/><text:tab/>-------------------- <text:tab/>--------------- <text:tab/><text:tab/>----------</text:p>
      <text:p text:style-name="P19">P00001<text:tab/><text:tab/>12 W Flood Light <text:s text:c="4"/><text:tab/>Wipro<text:tab/><text:tab/> <text:s text:c="2"/><text:tab/>5000</text:p>
      <text:p text:style-name="P19">P00002<text:tab/><text:tab/>Laptop Adapter<text:tab/>Dell<text:tab/><text:tab/> <text:s text:c="2"/><text:tab/>1560</text:p>
      <text:p text:style-name="P19">P00004<text:tab/><text:tab/>Garnet 50W led<text:tab/>Wipro<text:tab/><text:tab/> <text:s text:c="3"/><text:tab/>999</text:p>
      <text:p text:style-name="P19">P00005<text:tab/><text:tab/>Laptop Charger<text:tab/>HCL<text:tab/><text:tab/> <text:s text:c="2"/><text:tab/>1690</text:p>
      <text:p text:style-name="P19"/>
      <text:p text:style-name="P19">21. Copy the contents of field order_no and orderdate of purchase table into new table.</text:p>
      <text:p text:style-name="P19"/>
      <text:p text:style-name="P19">SQL&gt; CREATE TABLE ordertable(order_no varchar(7), orderdate DATE);</text:p>
      <text:p text:style-name="P19"/>
      <text:p text:style-name="P19">Table created.</text:p>
      <text:p text:style-name="P19"/>
      <text:p text:style-name="P19"><text:soft-page-break/>SQL&gt; INSERT INTO ordertable(order_no, orderdate) SELECT order_no, orderdate FROM PURCHASE;</text:p>
      <text:p text:style-name="P19"/>
      <text:p text:style-name="P19">6 rows created.</text:p>
      <text:p text:style-name="P19"/>
      <text:p text:style-name="P19">SQL&gt; SELECT * FROM ordertable;</text:p>
      <text:p text:style-name="P19"/>
      <text:p text:style-name="P19">ORDER_N <text:s text:c="4"/>ORDERDAT</text:p>
      <text:p text:style-name="P19">------- <text:tab/> <text:s text:c="11"/>--------</text:p>
      <text:p text:style-name="P19">O00001<text:tab/>20-01-16</text:p>
      <text:p text:style-name="P19">O00002<text:tab/>27-01-16</text:p>
      <text:p text:style-name="P19">O00003<text:tab/>20-02-16</text:p>
      <text:p text:style-name="P19">O00004<text:tab/>07-04-16</text:p>
      <text:p text:style-name="P19">O00005<text:tab/>22-05-16</text:p>
      <text:p text:style-name="P19">O00006<text:tab/>26-05-16</text:p>
      <text:p text:style-name="P19"/>
      <text:p text:style-name="P19">6 rows selected.</text:p>
      <text:p text:style-name="P19"/>
      <text:p text:style-name="P19">22. Delete the newly created table.</text:p>
      <text:p text:style-name="P19"/>
      <text:p text:style-name="P19">SQL&gt; DROP TABLE ordertable;</text:p>
      <text:p text:style-name="P19"/>
      <text:p text:style-name="P19">Table dropped.</text:p>
      <text:p text:style-name="P19"/>
      <text:p text:style-name="P19">SQL&gt; desc ordertable;</text:p>
      <text:p text:style-name="P19">ERROR:</text:p>
      <text:p text:style-name="P19">ORA-04043: object ordertable does not exist</text:p>
      <text:p text:style-name="P19"/>
      <text:p text:style-name="P19">23. Create view of customer table.</text:p>
      <text:p text:style-name="P19"/>
      <text:p text:style-name="P22">(connect sys as sysdba;</text:p>
      <text:p text:style-name="P22">grant create any view to user_name;</text:p>
      <text:p text:style-name="P22">connect user_name;)</text:p>
      <text:p text:style-name="P19"/>
      <text:p text:style-name="P19">SQL&gt; create view CUSTOMER_VIEW as SELECT * FROM CUSTOMER;</text:p>
      <text:p text:style-name="P19"/>
      <text:p text:style-name="P19">View created.</text:p>
      <text:p text:style-name="P19"/>
      <text:p text:style-name="P19">SQL&gt; SELECT * FROM TAB; <text:s text:c="4"/></text:p>
      <text:p text:style-name="P19"/>
      <text:p text:style-name="P19">TNA<text:span text:style-name="T10">ME <text:tab/><text:tab/> <text:s text:c="4"/></text:span>TABTYPE<text:tab/>CLUSTERID</text:p>
      <text:p text:style-name="P19">------------------------------ ------- <text:tab/>----------</text:p>
      <text:p text:style-name="P19">CUSTOMER<text:tab/><text:tab/> <text:s text:c="6"/>TABLE</text:p>
      <text:p text:style-name="P19">CUSTOMER_VIEW<text:tab/> <text:s text:c="6"/>VIEW</text:p>
      <text:p text:style-name="P19">PRODUCT <text:tab/><text:tab/> <text:s text:c="6"/>TABLE</text:p>
      <text:p text:style-name="P19">PURCHASE<text:tab/><text:tab/> <text:s text:c="6"/>TABLE</text:p>
      <text:p text:style-name="P19">STUDENT <text:tab/><text:tab/> <text:s text:c="6"/>TABLE</text:p>
      <text:p text:style-name="P19">SUPPLIER<text:tab/><text:tab/> <text:s text:c="6"/>TABLE</text:p>
      <text:p text:style-name="P19"/>
      <text:p text:style-name="P20">24. List names of customers who have placed more than one order.</text:p>
      <text:p text:style-name="P20"/>
      <text:p text:style-name="P20"><text:soft-page-break/>SQL&gt; SELECT name FROM CUSTOMER WHERE cust_no in(SELECT custno FROM PURCHASE WHERE quantity&gt;1);</text:p>
      <text:p text:style-name="P20"/>
      <text:p text:style-name="P20">NAME</text:p>
      <text:p text:style-name="P20">--------------------</text:p>
      <text:p text:style-name="P20">Vandana Saitwal</text:p>
      <text:p text:style-name="P20">Rukmini</text:p>
      <text:p text:style-name="P20">Pramada Jaguste</text:p>
      <text:p text:style-name="P20">Basu Navindgi</text:p>
      <text:p text:style-name="P20"/>
      <text:p text:style-name="P20">SQL&gt; SELECT name FROM CUSTOMER WHERE cust_no IN(SELECT custno FROM PURCHASE GROUP BY custno HAVING COUNT(*)&gt;1);</text:p>
      <text:p text:style-name="P20"/>
      <text:p text:style-name="P20">NAME</text:p>
      <text:p text:style-name="P20">--------------------</text:p>
      <text:p text:style-name="P20">Pramada Jaguste</text:p>
      <text:p text:style-name="P20"/>
      <text:p text:style-name="P20">25. Retrieve transaction details of customer who lives in same city, obtain the result through self-join and correlated join.</text:p>
      <text:p text:style-name="P20"/>
      <text:p text:style-name="P20">SQL&gt; SELECT * FROM PURCHASE WHERE PURCHASE.custno IN (SELECT A.cust_no FROM CUSTOMER A JOIN CUSTOMER B ON A.city=B.city AND A.name&lt;&gt;B.name);</text:p>
      <text:p text:style-name="P20"/>
      <text:p text:style-name="P20">ORDER_NO <text:s/>CUSTNO <text:s text:c="6"/>PRODNO<text:tab/>QUANTITY <text:s text:c="2"/>ORDERDAT</text:p>
      <text:p text:style-name="P20">---------- <text:tab/>---------- <text:tab/>---------- <text:tab/>---------- <text:tab/>--------</text:p>
      <text:p text:style-name="P20">O00005<text:tab/>C00004 <text:s text:c="10"/>P00002<text:tab/>2 <text:tab/><text:tab/>22-05-16</text:p>
      <text:p text:style-name="P20">O00004<text:tab/>C00003 <text:s text:c="10"/>P00005<text:tab/>4 <text:tab/><text:tab/>07-04-16</text:p>
      <text:p text:style-name="P20">O00002<text:tab/>C00003 <text:s text:c="10"/>P00002<text:tab/>1 <text:tab/><text:tab/>27-01-16</text:p>
      <text:p text:style-name="P20">O00003<text:tab/>C00006 <text:s text:c="10"/>P00001<text:tab/><text:span text:style-name="T11">3</text:span> <text:tab/><text:tab/>20-02-16</text:p>
      <text:p text:style-name="P20">O00001<text:tab/>C00002 <text:s text:c="10"/>P00003<text:tab/>2 <text:tab/><text:tab/>20-01-16</text:p>
      <text:p text:style-name="P20"/>
      <text:p text:style-name="P21">26. Retrieve customer names starting with ‘R’.</text:p>
      <text:p text:style-name="P21"/>
      <text:p text:style-name="P21">SQL&gt; SELECT name FROM CUSTOMER WHERE name LIKE 'R%';</text:p>
      <text:p text:style-name="P21"/>
      <text:p text:style-name="P21">NAME</text:p>
      <text:p text:style-name="P21">--------------------</text:p>
      <text:p text:style-name="P21">Ravi Sreedharan</text:p>
      <text:p text:style-name="P21">Rukmini</text:p>
      <text:p text:style-name="P21"/>
      <text:p text:style-name="P21">27. List names of persons who are either a supplier or a customer.</text:p>
      <text:p text:style-name="P21"/>
      <text:p text:style-name="P21">SQL&gt; SELECT DISTINCT(name) AS NAME FROM (SELECT name FROM CUSTOMER UNION SELECT sname AS name FROM SUPPLIER);</text:p>
      <text:p text:style-name="P21"/>
      <text:p text:style-name="P21">NAME</text:p>
      <text:p text:style-name="P21">--------------------</text:p>
      <text:p text:style-name="P21">Basu Navindgi</text:p>
      <text:p text:style-name="P21">Ivan Bayross</text:p>
      <text:p text:style-name="P21">Nanda Gopal</text:p>
      <text:p text:style-name="P21">Nirmala Agarwal</text:p>
      <text:p text:style-name="P21">Pramada Jaguste</text:p>
      <text:p text:style-name="P21"><text:soft-page-break/>Ravi Sreedharan</text:p>
      <text:p text:style-name="P21">Rukmini</text:p>
      <text:p text:style-name="P21">Susmitha</text:p>
      <text:p text:style-name="P21">Vandana Saitwal</text:p>
      <text:p text:style-name="P21"/>
      <text:p text:style-name="P21">15. Modify the structure of orderdate field in the purchase table into character.</text:p>
      <text:p text:style-name="P21"/>
      <text:p text:style-name="P22">SQL&gt; TRUNCATE TABLE PURCHASE;</text:p>
      <text:p text:style-name="P22"/>
      <text:p text:style-name="P22">Table truncated.</text:p>
      <text:p text:style-name="P22"/>
      <text:p text:style-name="P22">SQL&gt; select * from purchase;</text:p>
      <text:p text:style-name="P22"/>
      <text:p text:style-name="P22">no rows selected</text:p>
      <text:p text:style-name="P22"/>
      <text:p text:style-name="P22">SQL&gt; ALTER TABLE PURCHASE MODIFY ORDERDATE VARCHAR(11);</text:p>
      <text:p text:style-name="P22"/>
      <text:p text:style-name="P22">Table altered.</text:p>
      <text:p text:style-name="P22"/>
      <text:p text:style-name="P22">SQL&gt; DESC PURCHASE;</text:p>
      <text:p text:style-name="P22"><text:s/>Name<text:tab/><text:tab/><text:tab/><text:tab/><text:tab/>Null? <text:s text:c="11"/>Type</text:p>
      <text:p text:style-name="P22"><text:s/>----------------------------------------- <text:tab/>-------- <text:s text:c="9"/>----------------------------</text:p>
      <text:p text:style-name="P22"><text:s/>ORDER_NO<text:tab/><text:tab/><text:tab/><text:tab/>NOT NULL VARCHAR2(10)</text:p>
      <text:p text:style-name="P22"><text:s/>CUSTNO <text:tab/><text:tab/><text:tab/><text:tab/>NOT NULL VARCHAR2(10)</text:p>
      <text:p text:style-name="P22"><text:s/>PRODNO <text:tab/><text:tab/><text:tab/><text:tab/>NOT NULL VARCHAR2(10)</text:p>
      <text:p text:style-name="P22"><text:s/>QUANTITY<text:tab/><text:tab/><text:tab/><text:tab/>NOT NULL NUMBER(2)</text:p>
      <text:p text:style-name="P22"><text:s/>ORDERDATE<text:tab/><text:tab/><text:tab/><text:tab/><text:tab/> <text:s text:c="3"/>VARCHAR2(11)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3:09:01.265419221</meta:creation-date>
    <meta:editing-duration>PT1H55M43S</meta:editing-duration>
    <meta:editing-cycles>14</meta:editing-cycles>
    <meta:generator>LibreOffice/6.0.7.3$Linux_X86_64 LibreOffice_project/00m0$Build-3</meta:generator>
    <dc:date>2021-12-15T13:31:11.092851462</dc:date>
    <meta:document-statistic meta:table-count="0" meta:image-count="0" meta:object-count="0" meta:page-count="10" meta:paragraph-count="345" meta:word-count="1631" meta:character-count="14133" meta:non-whitespace-character-count="11375"/>
  </office:meta>
</office:document-meta>
</file>